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application/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A ÚLTIMA TROMBETA</text:h>
      <text:p text:style-name="Text_20_body">F. G. PATTERSON</text:p>
      <text:p text:style-name="First_20_paragraph">"Porquanto o Senhor mesmo, dada a Sua palavra de ordem, ouvida a voz do arcanjo, e ressoada a trombeta de Deus, descerá dos céus, e os mortos em Cristo ressuscitarão primeiro." <text:a xlink:type="simple" xlink:href="http://bibliaonline.com.br/acf/1ts/4/16" text:style-name="Internet_20_link" text:visited-style-name="Visited_20_Internet_20_Link"><text:span text:style-name="Definition">1 Tessalonicenses 4:16</text:span></text:a></text:p>
      <text:p text:style-name="Text_20_body">O Exército do Senhor espera por uma ordem apenas -- uma preciosa e gloriosa palavra! Aquele que outrora fez ouvir Sua voz neste mundo em humilde graça, e que agora fala no céu com graça jamais alterada pelo pecado do homem, irá em breve dar a "Sua palavra de ordem" (<text:a xlink:type="simple" xlink:href="http://bibliaonline.com.br/acf/1ts/4/16" text:style-name="Internet_20_link" text:visited-style-name="Visited_20_Internet_20_Link"><text:span text:style-name="Definition">1 Tessalonicenses 4:16</text:span></text:a>) dirigida aos que são Seus. Apenas estes a conhecem, e será ouvida somente por aqueles que já tiverem conhecido a voz do Pastor; num piscar de olhos tudo será transformado (<text:a xlink:type="simple" xlink:href="http://bibliaonline.com.br/acf/1co/15/52" text:style-name="Internet_20_link" text:visited-style-name="Visited_20_Internet_20_Link"><text:span text:style-name="Definition">1 Coríntios 15:52</text:span></text:a>), e estaremos "para sempre com o Senhor" (<text:a xlink:type="simple" xlink:href="http://bibliaonline.com.br/acf/1ts/4/17" text:style-name="Internet_20_link" text:visited-style-name="Visited_20_Internet_20_Link"><text:span text:style-name="Definition">1 Tessalonicenses 4:17</text:span></text:a>).</text:p>
      <text:p text:style-name="Text_20_body">Que som emocionante será para aquele que já está cansado; que tem estado a trilhar um humilde caminho nas fileiras do Senhor! Pode até ser que já tenha reclinado sua cabeça no seio do Senhor e, embora seu espírito já se encontre com o Senhor, seu corpo permaneça agora "dormindo" (<text:a xlink:type="simple" xlink:href="http://bibliaonline.com.br/acf/1ts/4/13" text:style-name="Internet_20_link" text:visited-style-name="Visited_20_Internet_20_Link"><text:span text:style-name="Definition">1 Tessalonicenses 4:13</text:span></text:a>) até que chegue aquele dia. Pode ser que seja um dos que se encontram entre "nós, os vivos, os que ficarmos" (<text:a xlink:type="simple" xlink:href="http://bibliaonline.com.br/acf/1ts/4/17" text:style-name="Internet_20_link" text:visited-style-name="Visited_20_Internet_20_Link"><text:span text:style-name="Definition">1 Tessalonicenses 4:17</text:span></text:a>), e quando a voz de Jesus soar, Este o encontrará em seu posto, como alguém que espera por seu Senhor. Nos milhões de circunstâncias da vida, Sua voz irá encontrar aquele que Ele ama, e irá levá-lo para a casa do Seu Pai nas alturas. O poderoso exército do Senhor irá subir, em silêncio e segredo, como ocorreu na ressurreição do próprio Senhor. Ele irá juntar o pó do Seu povo, preservado cuidadosamente até então por Seu poder vivificador. Os quatro ventos dos céus talvez o tenha espalhado, mas a terra deverá devolver sua presa. O mar dará aqueles que são de Cristo e que talvez tenham encontrado ali um jazigo anônimo. O túmulo lacrado, a silenciosa câmara da morte, deverá ter recolhido o seu precioso pó. Tanto o solo que esconde uma sepultura há muito intocada, até o recém fechado jazigo, terão que admitir que Aquele que saiu da sepultura, antes lacrada, na presença dos adormecidos vigias -- Aquele que deixou os lençóis de Sua mortalha no local onde estivera Seu corpo -- ordenou que com o mesmo silêncio, na mesma quietude, posto que em extremo poder, "os que morreram em Cristo" ressuscitem. Eles irão deixar seus lugares do mesmo modo como Ele, "as primícias", o fez. O exército dos vivos, que ainda estiver aqui, ouvirá Sua voz, e então o que é corruptível será revestido da incorruptibilidade, o que mortal será revestido da imortalidade, e se ouvirá a exultante canção da Igreja em resposta ao Seu poderoso chamado -- "Onde está, ó morte, o teu aguilhão? Onde está, ó inferno, a tua vitória?" (<text:a xlink:type="simple" xlink:href="http://bibliaonline.com.br/acf/1co/15" text:style-name="Internet_20_link" text:visited-style-name="Visited_20_Internet_20_Link"><text:span text:style-name="Definition">1 Coríntios 15</text:span></text:a>). "E verão o Seu rosto, e nas suas testas estará o Seu nome." (<text:a xlink:type="simple" xlink:href="http://bibliaonline.com.br/acf/ap/22/4" text:style-name="Internet_20_link" text:visited-style-name="Visited_20_Internet_20_Link"><text:span text:style-name="Definition">Apocalipse 22:4</text:span></text:a>). Assim como aconteceu com Enoque, não serão achados, pois Deus os terá trasladado (<text:a xlink:type="simple" xlink:href="http://bibliaonline.com.br/acf/gn/5/24" text:style-name="Internet_20_link" text:visited-style-name="Visited_20_Internet_20_Link"><text:span text:style-name="Definition">Gênesis 5:24</text:span></text:a>).</text:p>
      <text:p text:style-name="Text_20_body">Que incentivo é esta esperança para o tempo em que ainda estamos aqui, a qual pode gerar em nós sinceridade de propósito em servir Òquele por Quem esperamos. O terror do Senhor para aqueles que não são de Cristo deve pesar consideravelmente no coração de Seus soldados enquanto aqui (<text:a xlink:type="simple" xlink:href="http://bibliaonline.com.br/acf/lc/21/26" text:style-name="Internet_20_link" text:visited-style-name="Visited_20_Internet_20_Link"><text:span text:style-name="Definition">Lucas 21:26</text:span></text:a>), que sabem que a Igreja adormecida já teve o seu grito da meia-noite (<text:a xlink:type="simple" xlink:href="http://bibliaonline.com.br/acf/mt/25/1-13" text:style-name="Internet_20_link" text:visited-style-name="Visited_20_Internet_20_Link"><text:span text:style-name="Definition">Mateus 25:1-13</text:span></text:a>). Sabem o quanto a Sua volta tem estado esquecida e até mesmo negligenciada. Sabem como muitos que O amam caíram no engano do servo infiel que disse: <text:soft-page-break/>"Meu Senhor tarda em vir" (<text:a xlink:type="simple" xlink:href="http://bibliaonline.com.br/acf/lc/12/45" text:style-name="Internet_20_link" text:visited-style-name="Visited_20_Internet_20_Link"><text:span text:style-name="Definition">Lucas 12:45</text:span></text:a>). Tornaram a ouvir Sua voz e prepararam suas lâmpadas, indo se encontrar com Ele, pois estão cientes de quão solene é o momento em que vivem. Sentem que o raiar do dia se aproxima; estão a olhar por entre astrevas a fim de virem o Esposo da Igreja -- a "Resplandecente Estrela da Manhã" (<text:a xlink:type="simple" xlink:href="http://bibliaonline.com.br/acf/ap/22/16" text:style-name="Internet_20_link" text:visited-style-name="Visited_20_Internet_20_Link"><text:span text:style-name="Definition">Apocalipse 22:16</text:span></text:a>). Sentem que toda a confusão do momento presente caracteriza o estado das pobres virgens tolas. Conhecem também o solene lamento que irá cair sobre esta Terra, onde se professa o cristianismo mas onde Cristo é totalmente desconhecido -- "Senhor, Senhor, abre-nos", será o lamento quando a porta se tiver fechado para sempre! Deveras, que solene momento de terror há de ser!</text:p>
      <text:p text:style-name="Text_20_body">Oh! que momento de brilho e esplendor será para aqueles que pertencem à "primeira ressurreição" (<text:a xlink:type="simple" xlink:href="http://bibliaonline.com.br/acf/ap/20/5,6" text:style-name="Internet_20_link" text:visited-style-name="Visited_20_Internet_20_Link"><text:span text:style-name="Definition">Apocalipse 20:5,6</text:span></text:a>), que são ressuscitados ou transformados por Seu tremendo poder como uma prova e testemunho de sua completa aceitação no Amado. Sua ressurreição foi uma prova da perfeição e glória da Sua Pessoa quando esteve aqui. Nossa ressurreição será a prova da perfeição de Sua obra na qual estamos. Certamente devemos então nos consolar "uns aos outros com estas palavras".</text:p>
      <text:p text:style-name="Text_20_body">"Portanto, meus amados irmãos, sede firmes e constantes, sempre abundantes na obra do Senhor, sabendo que o vosso trabalho não é vão no Senhor." <text:a xlink:type="simple" xlink:href="http://bibliaonline.com.br/acf/1co/15/58" text:style-name="Internet_20_link" text:visited-style-name="Visited_20_Internet_20_Link"><text:span text:style-name="Definition">1 Coríntios 15:58</text:span></text:a>.</text:p>
      <text:p text:style-name="Text_20_body">F.G.Patters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Table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 loext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 loext:contextual-spacing="false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loext:contextual-spacing="false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ource_5f_Text" style:display-name="Source_Text" style:family="text"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text:s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A ÚLTIMA TROMBETA</dc:title>
    <dc:date>2019-02-17T23:37:32.271437792</dc:date>
    <meta:editing-duration>PT1M2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2" meta:paragraph-count="10" meta:word-count="833" meta:character-count="4824" meta:non-whitespace-character-count="4000"/>
  </office:meta>
</office:document-meta>
</file>